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 fo:text-align="center"/>
    </style:style>
    <style:style style:name="P2" style:parent-style-name="Standaard" style:family="paragraph">
      <style:text-properties fo:font-size="18pt" style:font-size-asian="18pt" style:font-size-complex="18pt"/>
    </style:style>
    <style:style style:name="P3" style:parent-style-name="Standaard" style:family="paragraph">
      <style:text-properties fo:font-size="18pt" style:font-size-asian="18pt" style:font-size-complex="18pt"/>
    </style:style>
    <style:style style:name="P4" style:parent-style-name="Lijstalinea" style:family="paragraph"/>
    <style:style style:name="T5" style:parent-style-name="Standaardalinea-lettertype" style:family="text">
      <style:text-properties fo:font-weight="bold" style:font-weight-asian="bold" style:font-weight-complex="bold"/>
    </style:style>
    <style:style style:name="P6" style:parent-style-name="Lijstalinea" style:family="paragraph"/>
    <style:style style:name="T7" style:parent-style-name="Standaardalinea-lettertype" style:family="text">
      <style:text-properties fo:font-weight="bold" style:font-weight-asian="bold" style:font-weight-complex="bold"/>
    </style:style>
    <style:style style:name="T8" style:parent-style-name="Standaardalinea-lettertype" style:family="text">
      <style:text-properties style:font-name="Segoe UI" style:font-name-complex="Segoe UI" fo:color="#212121" fo:font-size="9pt" style:font-size-asian="9pt" style:font-size-complex="9pt" fo:background-color="#FFFFFF"/>
    </style:style>
    <style:style style:name="P9" style:parent-style-name="Lijstalinea" style:family="paragraph"/>
    <style:style style:name="T10" style:parent-style-name="Standaardalinea-lettertype" style:family="text">
      <style:text-properties style:font-name="Segoe UI" style:font-name-complex="Segoe UI" fo:color="#212121" fo:font-size="9pt" style:font-size-asian="9pt" style:font-size-complex="9pt" fo:background-color="#FFFFFF" fo:language="en" fo:country="US"/>
    </style:style>
    <style:style style:name="T11" style:parent-style-name="Standaardalinea-lettertype" style:family="text">
      <style:text-properties style:font-name="Segoe UI" style:font-name-complex="Segoe UI" fo:color="#212121" fo:font-size="9pt" style:font-size-asian="9pt" style:font-size-complex="9pt" fo:background-color="#FFFFFF" fo:language="en" fo:country="US"/>
    </style:style>
    <style:style style:name="P12" style:parent-style-name="Lijstalinea" style:family="paragraph">
      <style:paragraph-properties fo:text-indent="0.4833in"/>
      <style:text-properties fo:font-weight="bold" style:font-weight-asian="bold" style:font-weight-complex="bold"/>
    </style:style>
    <style:style style:name="T13" style:parent-style-name="Standaardalinea-lettertype" style:family="text">
      <style:text-properties fo:language="en" fo:country="US"/>
    </style:style>
    <style:style style:name="T14" style:parent-style-name="Standaardalinea-lettertype" style:family="text">
      <style:text-properties fo:language="en" fo:country="US"/>
    </style:style>
    <style:style style:name="T15" style:parent-style-name="Standaardalinea-lettertype" style:family="text">
      <style:text-properties fo:language="en" fo:country="US"/>
    </style:style>
    <style:style style:name="T16" style:parent-style-name="Standaardalinea-lettertype" style:family="text">
      <style:text-properties fo:language="en" fo:country="US"/>
    </style:style>
    <style:style style:name="T17" style:parent-style-name="Standaardalinea-lettertype" style:family="text">
      <style:text-properties fo:language="en" fo:country="US"/>
    </style:style>
    <style:style style:name="T18" style:parent-style-name="Hyperlink" style:family="text">
      <style:text-properties fo:language="en" fo:country="US"/>
    </style:style>
    <style:style style:name="P19" style:parent-style-name="Standaard" style:family="paragraph">
      <style:text-properties fo:language="en" fo:country="US"/>
    </style:style>
    <style:style style:name="T20" style:parent-style-name="Standaardalinea-lettertype" style:family="text">
      <style:text-properties fo:font-weight="bold" style:font-weight-asian="bold" style:font-weight-complex="bold" fo:language="en" fo:country="US"/>
    </style:style>
    <style:style style:name="T21" style:parent-style-name="Standaardalinea-lettertype" style:family="text">
      <style:text-properties fo:language="en" fo:country="US"/>
    </style:style>
    <style:style style:name="T22" style:parent-style-name="Standaardalinea-lettertype" style:family="text">
      <style:text-properties fo:language="en" fo:country="US"/>
    </style:style>
    <style:style style:name="P23" style:parent-style-name="Standaard" style:family="paragraph">
      <style:text-properties fo:language="en" fo:country="US"/>
    </style:style>
    <style:style style:name="P24" style:parent-style-name="Standaard" style:family="paragraph">
      <style:text-properties fo:language="en" fo:country="US"/>
    </style:style>
    <style:style style:name="P25" style:parent-style-name="Standaard" style:family="paragraph">
      <style:text-properties fo:language="en" fo:country="US"/>
    </style:style>
    <style:style style:name="P26" style:parent-style-name="Standaard" style:family="paragraph">
      <style:text-properties fo:language="en" fo:country="US"/>
    </style:style>
    <style:style style:name="P27" style:parent-style-name="Standaard" style:family="paragraph">
      <style:text-properties fo:language="en" fo:country="US"/>
    </style:style>
    <style:style style:name="P28" style:parent-style-name="Standaard" style:family="paragraph">
      <style:text-properties fo:language="en" fo:country="US"/>
    </style:style>
    <style:style style:name="P29" style:parent-style-name="Standaard" style:family="paragraph">
      <style:text-properties fo:language="en" fo:country="US"/>
    </style:style>
    <style:style style:name="P30" style:parent-style-name="Standaard" style:family="paragraph">
      <style:text-properties fo:font-weight="bold" style:font-weight-asian="bold" style:font-weight-complex="bold"/>
    </style:style>
    <style:style style:name="P31" style:parent-style-name="Lijstalinea" style:family="paragraph">
      <style:paragraph-properties fo:text-indent="0.4833in"/>
    </style:style>
    <style:style style:name="P32" style:parent-style-name="Standaard" style:family="paragraph">
      <style:text-properties fo:language="en" fo:country="US"/>
    </style:style>
    <style:style style:name="T33" style:parent-style-name="Standaardalinea-lettertype" style:family="text">
      <style:text-properties fo:language="en" fo:country="US"/>
    </style:style>
    <style:style style:name="T34" style:parent-style-name="Hyperlink" style:family="text">
      <style:text-properties fo:language="en" fo:country="US"/>
    </style:style>
    <style:style style:name="P35" style:parent-style-name="Standaard" style:family="paragraph">
      <style:text-properties fo:language="en" fo:country="US"/>
    </style:style>
    <style:style style:name="P36" style:parent-style-name="Standaard" style:family="paragraph">
      <style:text-properties fo:language="en" fo:country="US"/>
    </style:style>
    <style:style style:name="P37" style:parent-style-name="Standaard" style:family="paragraph">
      <style:text-properties fo:language="en" fo:country="US"/>
    </style:style>
    <style:style style:name="P38" style:parent-style-name="Standaard" style:family="paragraph">
      <style:text-properties fo:language="en" fo:country="US"/>
    </style:style>
    <style:style style:name="P39" style:parent-style-name="Standaard" style:family="paragraph">
      <style:text-properties fo:language="en" fo:country="US"/>
    </style:style>
    <style:style style:name="P40" style:parent-style-name="Standaard" style:family="paragraph">
      <style:text-properties fo:language="en" fo:country="US"/>
    </style:style>
    <style:style style:name="P41" style:parent-style-name="Standaard" style:family="paragraph">
      <style:text-properties fo:font-weight="bold" style:font-weight-asian="bold" style:font-weight-complex="bold"/>
    </style:style>
    <style:style style:name="T42" style:parent-style-name="Standaardalinea-lettertype" style:family="text">
      <style:text-properties fo:language="en" fo:country="US"/>
    </style:style>
    <style:style style:name="T43" style:parent-style-name="Standaardalinea-lettertype" style:family="text">
      <style:text-properties fo:language="en" fo:country="US"/>
    </style:style>
    <style:style style:name="T44" style:parent-style-name="Standaardalinea-lettertype" style:family="text">
      <style:text-properties fo:language="en" fo:country="US"/>
    </style:style>
    <style:style style:name="T45" style:parent-style-name="Standaardalinea-lettertype" style:family="text">
      <style:text-properties fo:language="en" fo:country="US"/>
    </style:style>
    <style:style style:name="T46" style:parent-style-name="Hyperlink" style:family="text">
      <style:text-properties fo:language="en" fo:country="US"/>
    </style:style>
    <style:style style:name="P47" style:parent-style-name="Lijstalinea" style:family="paragraph">
      <style:text-properties fo:font-weight="bold" style:font-weight-asian="bold" style:font-weight-complex="bold"/>
    </style:style>
    <style:style style:name="P48" style:parent-style-name="Standaard" style:family="paragraph">
      <style:text-properties fo:language="en" fo:country="US"/>
    </style:style>
    <style:style style:name="T49" style:parent-style-name="Standaardalinea-lettertype" style:family="text">
      <style:text-properties fo:language="en" fo:country="US"/>
    </style:style>
    <style:style style:name="T50" style:parent-style-name="Hyperlink" style:family="text">
      <style:text-properties fo:language="en" fo:country="US"/>
    </style:style>
    <style:style style:name="T51" style:parent-style-name="Standaardalinea-lettertype" style:family="text">
      <style:text-properties fo:font-weight="bold" style:font-weight-asian="bold" style:font-weight-complex="bold" fo:language="en" fo:country="US"/>
    </style:style>
    <style:style style:name="T52" style:parent-style-name="Standaardalinea-lettertype" style:family="text">
      <style:text-properties fo:language="en" fo:country="US"/>
    </style:style>
    <style:style style:name="P53" style:parent-style-name="Standaard" style:family="paragraph">
      <style:text-properties fo:language="en" fo:country="US"/>
    </style:style>
    <style:style style:name="P54" style:parent-style-name="Standaard" style:family="paragraph">
      <style:text-properties fo:language="en" fo:country="US"/>
    </style:style>
    <style:style style:name="P55" style:parent-style-name="Standaard" style:family="paragraph">
      <style:text-properties fo:language="en" fo:country="US"/>
    </style:style>
    <style:style style:name="P56" style:parent-style-name="Standaard" style:family="paragraph">
      <style:text-properties fo:language="en" fo:country="US"/>
    </style:style>
    <style:style style:name="T57" style:parent-style-name="Standaardalinea-lettertype" style:family="text">
      <style:text-properties fo:language="en" fo:country="US"/>
    </style:style>
    <style:style style:name="T58" style:parent-style-name="Standaardalinea-lettertype" style:family="text">
      <style:text-properties fo:language="en" fo:country="US"/>
    </style:style>
    <style:style style:name="P59" style:parent-style-name="Standaard" style:family="paragraph">
      <style:text-properties fo:language="en" fo:country="US"/>
    </style:style>
    <style:style style:name="P60" style:parent-style-name="Standaard" style:family="paragraph">
      <style:text-properties fo:language="en" fo:country="US"/>
    </style:style>
    <style:style style:name="P61" style:parent-style-name="Standaard" style:family="paragraph">
      <style:text-properties fo:language="en" fo:country="US"/>
    </style:style>
    <style:style style:name="P62" style:parent-style-name="Lijstalinea" style:family="paragraph"/>
    <style:style style:name="T63" style:parent-style-name="Standaardalinea-lettertype" style:family="text">
      <style:text-properties fo:font-weight="bold" style:font-weight-asian="bold" style:font-weight-complex="bold"/>
    </style:style>
    <style:style style:name="T64" style:parent-style-name="Standaardalinea-lettertype" style:family="text">
      <style:text-properties fo:language="en" fo:country="US"/>
    </style:style>
    <style:style style:name="T65" style:parent-style-name="Standaardalinea-lettertype" style:family="text">
      <style:text-properties fo:language="en" fo:country="US"/>
    </style:style>
    <style:style style:name="T66" style:parent-style-name="Standaardalinea-lettertype" style:family="text">
      <style:text-properties fo:language="en" fo:country="US"/>
    </style:style>
    <style:style style:name="T67" style:parent-style-name="Standaardalinea-lettertype" style:family="text">
      <style:text-properties fo:language="en" fo:country="US"/>
    </style:style>
    <style:style style:name="T68" style:parent-style-name="Standaardalinea-lettertype" style:family="text">
      <style:text-properties fo:language="en" fo:country="US"/>
    </style:style>
    <style:style style:name="T69" style:parent-style-name="Hyperlink" style:family="text">
      <style:text-properties fo:language="en" fo:country="US"/>
    </style:style>
    <style:style style:name="P70" style:parent-style-name="Standaard" style:family="paragraph">
      <style:text-properties fo:language="en" fo:country="US"/>
    </style:style>
    <style:style style:name="P71" style:parent-style-name="Standaard" style:family="paragraph">
      <style:text-properties fo:language="en" fo:country="US"/>
    </style:style>
    <style:style style:name="P72" style:parent-style-name="Standaard" style:family="paragraph">
      <style:text-properties fo:language="en" fo:country="US"/>
    </style:style>
    <style:style style:name="P73" style:parent-style-name="Standaard" style:family="paragraph">
      <style:text-properties fo:language="en" fo:country="US"/>
    </style:style>
    <style:style style:name="P74" style:parent-style-name="Standaard" style:family="paragraph">
      <style:text-properties fo:language="en" fo:country="US"/>
    </style:style>
    <style:style style:name="P75" style:parent-style-name="Standaard" style:family="paragraph">
      <style:text-properties fo:language="en" fo:country="US"/>
    </style:style>
    <style:style style:name="P76" style:parent-style-name="Standaard" style:family="paragraph">
      <style:text-properties fo:language="en" fo:country="US"/>
    </style:style>
    <style:style style:name="P77" style:parent-style-name="Standaard" style:family="paragraph">
      <style:text-properties fo:font-size="18pt" style:font-size-asian="18pt" style:font-size-complex="18pt" fo:language="en" fo:country="US"/>
    </style:style>
    <style:style style:name="P78" style:parent-style-name="Standaard" style:family="paragraph">
      <style:text-properties fo:font-size="18pt" style:font-size-asian="18pt" style:font-size-complex="18pt" fo:language="en" fo:country="US"/>
    </style:style>
    <style:style style:name="P79" style:parent-style-name="Standaard" style:family="paragraph">
      <style:text-properties fo:font-size="18pt" style:font-size-asian="18pt" style:font-size-complex="18pt" fo:language="en" fo:country="US"/>
    </style:style>
    <style:style style:name="P80" style:parent-style-name="Standaard" style:family="paragraph">
      <style:text-properties fo:font-size="18pt" style:font-size-asian="18pt" style:font-size-complex="18pt" fo:language="en" fo:country="US"/>
    </style:style>
    <style:style style:name="P81" style:parent-style-name="Lijstalinea" style:family="paragraph">
      <style:text-properties fo:font-weight="bold" style:font-weight-asian="bold" style:font-weight-complex="bold"/>
    </style:style>
    <style:style style:name="P82" style:parent-style-name="Standaard" style:family="paragraph">
      <style:text-properties fo:language="it" fo:country="IT"/>
    </style:style>
    <style:style style:name="P83" style:parent-style-name="Standaard" style:family="paragraph">
      <style:text-properties fo:language="en" fo:country="US"/>
    </style:style>
    <style:style style:name="P84" style:parent-style-name="Lijstalinea" style:family="paragraph">
      <style:text-properties fo:font-weight="bold" style:font-weight-asian="bold" style:font-weight-complex="bold"/>
    </style:style>
    <style:style style:name="T85" style:parent-style-name="Standaardalinea-lettertype" style:family="text">
      <style:text-properties fo:language="en" fo:country="US" style:language-asian="nl" style:country-asian="BE"/>
    </style:style>
    <style:style style:name="T86" style:parent-style-name="Standaardalinea-lettertype" style:family="text">
      <style:text-properties fo:language="en" fo:country="US" style:language-asian="nl" style:country-asian="BE"/>
    </style:style>
    <style:style style:name="T87" style:parent-style-name="Standaardalinea-lettertype" style:family="text">
      <style:text-properties fo:language="en" fo:country="US" style:language-asian="nl" style:country-asian="BE"/>
    </style:style>
    <style:style style:name="T88" style:parent-style-name="Standaardalinea-lettertype" style:family="text">
      <style:text-properties fo:language="en" fo:country="US" style:language-asian="nl" style:country-asian="BE"/>
    </style:style>
    <style:style style:name="T89" style:parent-style-name="Standaardalinea-lettertype" style:family="text">
      <style:text-properties fo:language="en" fo:country="US" style:language-asian="nl" style:country-asian="BE"/>
    </style:style>
    <style:style style:name="T90" style:parent-style-name="Standaardalinea-lettertype" style:family="text">
      <style:text-properties fo:language="en" fo:country="US"/>
    </style:style>
    <style:style style:name="P91" style:parent-style-name="Standaard" style:family="paragraph">
      <style:text-properties fo:language="en" fo:country="US"/>
    </style:style>
    <style:style style:name="P92" style:parent-style-name="Lijstalinea" style:family="paragraph">
      <style:text-properties fo:font-weight="bold" style:font-weight-asian="bold" style:font-weight-complex="bold"/>
    </style:style>
    <style:style style:name="P93" style:parent-style-name="Lijstalinea" style:family="paragraph">
      <style:text-properties fo:font-weight="bold" style:font-weight-asian="bold" style:font-weight-complex="bold"/>
    </style:style>
    <style:style style:name="P94" style:parent-style-name="Lijstalinea" style:family="paragraph">
      <style:text-properties fo:font-weight="bold" style:font-weight-asian="bold" style:font-weight-complex="bold"/>
    </style:style>
    <style:style style:name="T95" style:parent-style-name="Standaardalinea-lettertype" style:family="text">
      <style:text-properties fo:language="en" fo:country="US"/>
    </style:style>
    <style:style style:name="T96" style:parent-style-name="Standaardalinea-lettertype" style:family="text">
      <style:text-properties fo:language="en" fo:country="US"/>
    </style:style>
    <style:style style:name="T97" style:parent-style-name="Standaardalinea-lettertype" style:family="text">
      <style:text-properties fo:language="en" fo:country="US"/>
    </style:style>
    <style:style style:name="T98" style:parent-style-name="Standaardalinea-lettertype" style:family="text">
      <style:text-properties fo:language="en" fo:country="US"/>
    </style:style>
    <style:style style:name="T99" style:parent-style-name="Standaardalinea-lettertype" style:family="text">
      <style:text-properties fo:language="en" fo:country="US"/>
    </style:style>
  </office:automatic-styles>
  <office:body>
    <office:text text:use-soft-page-breaks="true">
      <text:p text:style-name="P1">SOA: gebruik van een API</text:p>
      <text:p text:style-name="Standaard"/>
      <text:p text:style-name="P2">Oplossingen:<text:s/></text:p>
      <text:p text:style-name="Standaard"/>
      <text:p text:style-name="Standaard"/>
      <text:p text:style-name="P3">cURL</text:p>
      <text:list text:style-name="LFO2" text:continue-numbering="true">
        <text:list-item>
          <text:p text:style-name="P4"><text:span text:style-name="T5">Toon al de publieke projecten</text:span>:<text:s/>curl<text:s/><text:a xlink:href="https://projektwerk.ucll.be/projects.xml" office:target-frame-name="_top" xlink:show="replace"><text:span text:style-name="Hyperlink">https://projektwerk.ucll.be/projects.xml</text:span></text:a></text:p>
        </text:list-item>
        <text:list-item>
          <text:p text:style-name="P6"><text:span text:style-name="T7">Toon al de projecten waar jij toegang tot hebt:</text:span><text:s/>curl<text:s/><text:a xlink:href="https://projektwerk.ucll.be/projects.xml" office:target-frame-name="_top" xlink:show="replace"><text:span text:style-name="Hyperlink">https://projektwerk.ucll.be/projects.xml</text:span></text:a><text:s/>-H “<text:span text:style-name="T8">X-Redmine-API-Key: [my api key]”</text:span></text:p>
        </text:list-item>
        <text:list-item>
          <text:p text:style-name="P9"><text:span text:style-name="T10">Werken met issues</text:span><text:span text:style-name="T11">:</text:span></text:p>
        </text:list-item>
      </text:list>
      <text:p text:style-name="P12">Maak een issue aan in het speeltuin projekt:<text:s/></text:p>
      <text:p text:style-name="Standaard"><text:span text:style-name="T13">curl -v -H "Content-Type: application/json" -H "X-Redmine-API-Key:<text:s/></text:span><text:span text:style-name="T14">[my api key]</text:span><text:span text:style-name="T15">" -X POST --data-binary "@post</text:span><text:span text:style-name="T16">Issue</text:span><text:span text:style-name="T17">.json" <text:s/></text:span><text:a xlink:href="https://projektwerk.ucll.be/issues.json" office:target-frame-name="_top" xlink:show="replace"><text:span text:style-name="T18">https://projektwerk.ucll.be/issues.json</text:span></text:a></text:p>
      <text:p text:style-name="P19"/>
      <text:p text:style-name="Standaard"><text:span text:style-name="T20">postIssue.json</text:span><text:span text:style-name="T21"><text:s/>:<text:s/></text:span><text:span text:style-name="T22">{</text:span></text:p>
      <text:p text:style-name="P23"><text:s text:c="8"/>"issue": {</text:p>
      <text:p text:style-name="P24"><text:s text:c="16"/>"project_id": 2,</text:p>
      <text:p text:style-name="P25"><text:s text:c="16"/>"assigned_to_id": 2256,</text:p>
      <text:p text:style-name="P26"><text:s text:c="16"/>"subject": "testest",</text:p>
      <text:p text:style-name="P27"><text:s text:c="16"/>"description": "testest"</text:p>
      <text:p text:style-name="P28"><text:s text:c="8"/>}</text:p>
      <text:p text:style-name="P29">}</text:p>
      <text:p text:style-name="P30">Pas het issue, dat je net gemaakt hebt, aan:</text:p>
      <text:p text:style-name="P31"/>
      <text:p text:style-name="P32">curl -v -H "Content-Type: application/json" -H "X-Redmine-API-Key:<text:s/>[my api key]" -X PUT</text:p>
      <text:p text:style-name="Standaard"><text:span text:style-name="T33">--data-binary "@putIssue.json" <text:s/></text:span><text:a xlink:href="https://projektwerk.ucll.be/issues/2874.json" office:target-frame-name="_top" xlink:show="replace"><text:span text:style-name="T34">https://projektwerk.ucll.be/issues/2874.json</text:span></text:a></text:p>
      <text:p text:style-name="P35"/>
      <text:p text:style-name="P36">putIssue.json :<text:s/>{</text:p>
      <text:p text:style-name="P37"><text:s text:c="8"/>"issue":{</text:p>
      <text:p text:style-name="P38"><text:s text:c="16"/>"subject": "updaten is gelukt"</text:p>
      <text:p text:style-name="P39"><text:s text:c="8"/>}</text:p>
      <text:p text:style-name="P40">}</text:p>
      <text:soft-page-break/>
      <text:p text:style-name="P41">Verwijder het issue, dat je net gemaakt hebt:</text:p>
      <text:p text:style-name="Standaard"><text:span text:style-name="T42">curl -v -H "Content-Type: application/json" -H "X-Redmine-API-Key:<text:s/></text:span><text:span text:style-name="T43">[my api key]</text:span><text:span text:style-name="T44">" -X DELE</text:span><text:span text:style-name="T45">TE<text:s/></text:span><text:a xlink:href="https://projektwerk.ucll.be/issues/2874.json" office:target-frame-name="_top" xlink:show="replace"><text:span text:style-name="T46">https://projektwerk.ucll.be/issues/2874.json</text:span></text:a></text:p>
      <text:list text:style-name="LFO2" text:continue-numbering="true">
        <text:list-item>
          <text:p text:style-name="P47"><text:s/>Nu voor echt. Maak een issue aan in je groepsproject. Namelijk je taak van vorige week</text:p>
        </text:list-item>
      </text:list>
      <text:p text:style-name="P48">curl -v -H "Content-Type: application/json" -H "X-Redmine-API-Key:<text:s/>[my api key]" -X POST</text:p>
      <text:p text:style-name="Standaard"><text:span text:style-name="T49"><text:s/>--data-binary "@postIssueOpdracht.json"<text:s/></text:span><text:a xlink:href="https://projektwerk.ucll.be/issues.json" office:target-frame-name="_top" xlink:show="replace"><text:span text:style-name="T50">https://projektwerk.ucll.be/issues.json</text:span></text:a></text:p>
      <text:p text:style-name="Standaard"><text:span text:style-name="T51">postIssueOpdracht.json</text:span><text:span text:style-name="T52">:</text:span></text:p>
      <text:p text:style-name="P53">{</text:p>
      <text:p text:style-name="P54"><text:s text:c="8"/>"issue": {</text:p>
      <text:p text:style-name="P55"><text:s text:c="16"/>"project_id": 2299,</text:p>
      <text:p text:style-name="P56"><text:s text:c="16"/>"assigned_to": 2256,</text:p>
      <text:p text:style-name="Standaard"><text:span text:style-name="T57"><text:s text:c="16"/></text:span>"subject": "Verkenningsopdracht Lennert Van Oosterwyck",</text:p>
      <text:p text:style-name="Standaard"><text:s text:c="16"/>"description": "Verkenningsopdracht SOA",</text:p>
      <text:p text:style-name="Standaard"><text:s text:c="16"/>"start_date": "2022-09-28",</text:p>
      <text:p text:style-name="Standaard"><text:s text:c="16"/><text:span text:style-name="T58">"due_date": "2022-10-11",</text:span></text:p>
      <text:p text:style-name="P59"><text:s text:c="16"/>"estimated_hours": 2</text:p>
      <text:p text:style-name="P60"><text:s text:c="8"/>}</text:p>
      <text:p text:style-name="P61">}</text:p>
      <text:list text:style-name="LFO2" text:continue-numbering="true">
        <text:list-item>
          <text:p text:style-name="P62"><text:span text:style-name="T63">Werk de status van deze taak gepast bij indien van toepassing.</text:span></text:p>
        </text:list-item>
      </text:list>
      <text:p text:style-name="Standaard"/>
      <text:p text:style-name="Standaard"><text:span text:style-name="T64">curl -v -H "Content-Type: application/json" -H "X-Redmine-API-Key:<text:s/></text:span><text:span text:style-name="T65">[my api key]</text:span><text:span text:style-name="T66">" -X PUT</text:span><text:span text:style-name="T67"><text:s/></text:span><text:span text:style-name="T68">--data-binary "@changeStatus.json"<text:s/></text:span><text:a xlink:href="https://projektwerk.ucll.be/issues/2875.json" office:target-frame-name="_top" xlink:show="replace"><text:span text:style-name="T69">https://projektwerk.ucll.be/issues/2875.json</text:span></text:a></text:p>
      <text:p text:style-name="P70">changeStatus.json</text:p>
      <text:p text:style-name="P71">{</text:p>
      <text:p text:style-name="P72"><text:s text:c="8"/>"issue": {</text:p>
      <text:p text:style-name="P73"><text:s text:c="16"/>"status_id": 5</text:p>
      <text:p text:style-name="P74"><text:s text:c="8"/>}</text:p>
      <text:p text:style-name="P75">}</text:p>
      <text:p text:style-name="P76"/>
      <text:p text:style-name="P77"/>
      <text:p text:style-name="P78"/>
      <text:p text:style-name="P79"/>
      <text:p text:style-name="P80">Swagger</text:p>
      <text:list text:style-name="LFO4" text:continue-numbering="true">
        <text:list-item>
          <text:p text:style-name="P81">CORS beschikbaar en bruikbaar door swagger-ui van de api?</text:p>
        </text:list-item>
      </text:list>
      <text:p text:style-name="P82">Curl -I "https://petstore.swagger.io/"</text:p>
      <text:p text:style-name="P83">DNT,X-CustomHeader,Keep-Alive,User-Agent,X-Requested-With,If-Modified-Since,Cache-Control,Content-Type</text:p>
      <text:p text:style-name="Standaard"/>
      <text:list text:style-name="LFO4" text:continue-numbering="true">
        <text:list-item>
          <text:p text:style-name="P84">Opvragen data</text:p>
        </text:list-item>
      </text:list>
      <text:p text:style-name="Standaard"><text:span text:style-name="T85">curl -X 'GET'<text:s/></text:span><text:span text:style-name="T86"><text:s/></text:span><text:span text:style-name="T87">'https://petstore.swagger.io/v2/pet/findByStatus?status=sold'<text:s/></text:span><text:span text:style-name="T88"><text:s/></text:span><text:span text:style-name="T89">-H 'accept: application/json</text:span><text:span text:style-name="T90">’</text:span></text:p>
      <text:p text:style-name="P91">curl -X 'GET'<text:s/><text:s/>'https://petstore.swagger.io/v2/pet/11279'<text:s/><text:s/>-H 'accept: application/json'</text:p>
      <text:list text:style-name="LFO4" text:continue-numbering="true">
        <text:list-item>
          <text:p text:style-name="P92">Aanmaken data (eventueel via api-sleutel)</text:p>
        </text:list-item>
      </text:list>
      <text:p text:style-name="Standaard">curl -X<text:s/>POST<text:s/>'https://petstore.swagger.io/v2/pet' <text:s/>-H 'accept: application/json' -H 'Content-Type: application/json' -H <text:s/>‘apikey:[apikey] <text:s/>-d '{ "id": 0, "category": { "id": 0, "name": "string"}, "name": "doggie", "photoUrls": [ "string" ], "tags": [ <text:s/>{ "id": 0, "name": "string" } ], "status": "available" }'</text:p>
      <text:list text:style-name="LFO4" text:continue-numbering="true">
        <text:list-item>
          <text:p text:style-name="P93">Aanpassen data (eventueel via api-sleutel)</text:p>
        </text:list-item>
      </text:list>
      <text:p text:style-name="Standaard">curl -X<text:s/>PUT<text:s text:c="2"/>'https://petstore.swagger.io/v2/pet' \ -H 'accept: application/json' <text:s/>-H 'Content-Type: application/json' -H ‘apikey:[apikey] -d '{ "id": 0, "category": { "id": 0, "name": "string" }, "name": "doggie", "photoUrls": ["string"],"tags": [ { "id": 0, "name": "string"}], "status": "available"}'</text:p>
      <text:list text:style-name="LFO4" text:continue-numbering="true">
        <text:list-item>
          <text:p text:style-name="P94">Verwijderen data (eventueel via api-sleutel)</text:p>
        </text:list-item>
      </text:list>
      <text:p text:style-name="Standaard"><text:span text:style-name="T95">curl -X<text:s/></text:span><text:span text:style-name="T96">DELETE</text:span><text:span text:style-name="T97"><text:s/>'https://petstore.swagger.io/v2/pet/11414' <text:s/>-H 'accept: application/json' -H 'api_key:<text:s/></text:span><text:span text:style-name="T98">[api key]</text:span><text:span text:style-name="T99">'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style:style style:name="HTML-voorafopgemaakt" style:display-name="HTML - vooraf opgemaakt" style:family="paragraph" style:parent-style-name="Standa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nl" style:country-asian="BE" fo:hyphenate="true"/>
    </style:style>
    <style:style style:name="HTML-voorafopgemaaktChar" style:display-name="HTML - vooraf opgemaakt Char" style:family="text" style:parent-style-name="Standaardalinea-lettertype">
      <style:text-properties style:font-name="Courier New" style:font-name-asian="Times New Roman" style:font-name-complex="Courier New" fo:font-size="10pt" style:font-size-asian="10pt" style:font-size-complex="10pt" style:language-asian="nl" style:country-asian="BE"/>
    </style:style>
    <style:style style:name="HTMLCode" style:display-name="HTML Code" style:family="text" style:parent-style-name="Standaardalinea-lettertype">
      <style:text-properties style:font-name="Courier New" style:font-name-asian="Times New Roman" style:font-name-complex="Courier New" fo:font-size="10pt" style:font-size-asian="10pt" style:font-size-complex="10pt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el" style:display-name="Titel" style:family="paragraph" style:parent-style-name="Standaard" style:next-style-name="Standaard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Calibri" style:font-name-asian="Calibri" style:font-name-complex="Times New Roman"/>
    </style:style>
    <style:style style:name="WW_CharLFO3LVL1" style:family="text">
      <style:text-properties style:font-name="Segoe UI" style:font-name-complex="Segoe UI" fo:color="#212121" fo:font-size="9pt" style:font-size-asian="9pt"/>
    </style:style>
    <style:style style:name="WW_CharLFO4LVL1" style:family="text">
      <style:text-properties fo:font-size="18pt" style:font-size-asian="18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Koptekst">Lennert Van Oosterwyck<text:tab/>3TI/3SO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ennert Van Oosterwyck</meta:initial-creator>
    <dc:creator>Lennert Van Oosterwyck</dc:creator>
    <meta:creation-date>2022-10-12T19:41:00Z</meta:creation-date>
    <dc:date>2022-10-17T15:25:00Z</dc:date>
    <meta:template xlink:href="Normal.dotm" xlink:type="simple"/>
    <meta:editing-cycles>19</meta:editing-cycles>
    <meta:editing-duration>PT0S</meta:editing-duration>
    <meta:document-statistic meta:page-count="3" meta:paragraph-count="7" meta:word-count="588" meta:character-count="3815" meta:row-count="26" meta:non-whitespace-character-count="3234"/>
  </office:meta>
</office:document-meta>
</file>